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6000001899E53C16BFDA8BFC1.png" manifest:media-type="image/png"/>
  <manifest:file-entry manifest:full-path="Pictures/10000201000001690000015C64CBD450E8709F6E.png" manifest:media-type="image/png"/>
  <manifest:file-entry manifest:full-path="Pictures/10000201000001490000015ED0C3D5730A73162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704cm" svg:height="9.259cm" svg:x="10.16cm" svg:y="12.331cm">
          <draw:image xlink:href="Pictures/10000201000001490000015ED0C3D5730A731624.png" xlink:type="simple" xlink:show="embed" xlink:actuate="onLoad" loext:mime-type="image/png">
            <text:p/>
          </draw:image>
        </draw:frame>
        <draw:frame draw:style-name="gr1" draw:text-style-name="P1" draw:layer="layout" svg:width="9.55cm" svg:height="9.207cm" svg:x="15.342cm" svg:y="1.207cm">
          <draw:image xlink:href="Pictures/10000201000001690000015C64CBD450E8709F6E.png" xlink:type="simple" xlink:show="embed" xlink:actuate="onLoad" loext:mime-type="image/png">
            <text:p/>
          </draw:image>
        </draw:frame>
        <draw:frame draw:style-name="gr1" draw:text-style-name="P1" draw:layer="layout" svg:width="9.137cm" svg:height="9.207cm" svg:x="6.096cm" svg:y="1.207cm">
          <draw:image xlink:href="Pictures/1000020100000186000001899E53C16BFDA8BFC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17T10:06:05.646559982</meta:creation-date>
    <dc:date>2023-07-17T10:15:20.407280591</dc:date>
    <meta:editing-duration>PT9M17S</meta:editing-duration>
    <meta:editing-cycles>1</meta:editing-cycles>
    <meta:document-statistic meta:object-count="26"/>
    <meta:generator>LibreOffice/6.4.7.2$Linux_X86_64 LibreOffice_project/40$Build-2</meta:generator>
  </office:meta>
</office:document-meta>
</file>